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1135BDBF6187CDC8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PGothic" svg:font-family="TakaoP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akaoPGothic" fo:font-weight="bold" style:font-name-asian="TakaoPGothic" style:font-weight-asian="bold" style:font-weight-complex="bold"/>
    </style:style>
    <style:style style:name="T1" style:family="text">
      <style:text-properties style:font-name="TakaoPGothic" fo:font-weight="bold" style:font-name-asian="Takao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7.249cm" svg:height="7.275cm" svg:x="2.3cm" svg:y="1.6cm">
          <draw:image xlink:href="Pictures/1000020100000112000001135BDBF6187CDC8457.png" xlink:type="simple" xlink:show="embed" xlink:actuate="onLoad" loext:mime-type="image/png">
            <text:p/>
          </draw:image>
        </draw:frame>
        <draw:line draw:style-name="gr2" draw:text-style-name="P2" draw:layer="layout" svg:x1="3.2cm" svg:y1="10cm" svg:x2="3cm" svg:y2="8.6cm">
          <text:p/>
        </draw:line>
        <draw:frame draw:style-name="gr3" draw:text-style-name="P3" draw:layer="layout" svg:width="4cm" svg:height="1.521cm" svg:x="1.8cm" svg:y="10.179cm">
          <draw:text-box>
            <text:p><text:span text:style-name="T1">X</text:span><text:span text:style-name="T1">座標 </text:span><text:span text:style-name="T1">= 1</text:span></text:p>
            <text:p><text:span text:style-name="T1">Y</text:span><text:span text:style-name="T1">座標 </text:span><text:span text:style-name="T1">= 1</text:span></text:p>
          </draw:text-box>
        </draw:frame>
        <draw:line draw:style-name="gr2" draw:text-style-name="P2" draw:layer="layout" svg:x1="7.8cm" svg:y1="9.8cm" svg:x2="6.9cm" svg:y2="6.7cm">
          <text:p/>
        </draw:line>
        <draw:frame draw:style-name="gr3" draw:text-style-name="P3" draw:layer="layout" svg:width="4cm" svg:height="1.521cm" svg:x="7cm" svg:y="9.9cm">
          <draw:text-box>
            <text:p><text:span text:style-name="T1">X</text:span><text:span text:style-name="T1">座標 </text:span><text:span text:style-name="T1">= 5</text:span></text:p>
            <text:p><text:span text:style-name="T1">Y</text:span><text:span text:style-name="T1">座標 </text:span><text:span text:style-name="T1">= 3</text:span></text:p>
          </draw:text-box>
        </draw:frame>
        <draw:line draw:style-name="gr2" draw:text-style-name="P2" draw:layer="layout" svg:x1="11.9cm" svg:y1="4.8cm" svg:x2="8.3cm" svg:y2="2.4cm">
          <text:p/>
        </draw:line>
        <draw:frame draw:style-name="gr3" draw:text-style-name="P3" draw:layer="layout" svg:width="4cm" svg:height="1.521cm" svg:x="10.1cm" svg:y="5.079cm">
          <draw:text-box>
            <text:p><text:span text:style-name="T1">X</text:span><text:span text:style-name="T1">座標 </text:span><text:span text:style-name="T1">= 6</text:span></text:p>
            <text:p><text:span text:style-name="T1">Y</text:span><text:span text:style-name="T1">座標 </text:span><text:span text:style-name="T1">= 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PGothic" svg:font-family="TakaoP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1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6:46:04.799454341</meta:creation-date>
    <dc:date>2022-07-13T17:04:53.580973323</dc:date>
    <meta:editing-duration>PT11M6S</meta:editing-duration>
    <meta:editing-cycles>3</meta:editing-cycles>
    <meta:generator>LibreOffice/6.4.7.2$Linux_X86_64 LibreOffice_project/40$Build-2</meta:generator>
    <meta:document-statistic meta:object-count="7"/>
  </office:meta>
</office:document-meta>
</file>